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akingdata数据准备方案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衍生变量定义 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变量类别</text:p>
          </table:table-cell>
          <table:table-cell table:style-name="ce1" office:value-type="string" calcext:value-type="string">
            <text:p>变量名称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维度</text:p>
          </table:table-cell>
          <table:table-cell table:style-name="ce1" office:value-type="string" calcext:value-type="string">
            <text:p>定义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6">
            <text:p>点击</text:p>
          </table:table-cell>
          <table:table-cell table:style-name="ce5" office:value-type="string" calcext:value-type="string">
            <text:p>最常点击时间点</text:p>
          </table:table-cell>
          <table:table-cell table:style-name="ce5"/>
          <table:table-cell table:style-name="ce5" office:value-type="string" calcext:value-type="string">
            <text:p>ip</text:p>
          </table:table-cell>
          <table:table-cell table:style-name="ce5" office:value-type="string" calcext:value-type="string">
            <text:p>时间点[小时],如果出现重复数值，则</text:p>
          </table:table-cell>
          <table:table-cell table:style-name="ce5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每小时最大点击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每小时平均点击</text:p>
          </table:table-cell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分母用24h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小时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5" office:value-type="string" calcext:value-type="string">
            <text:p>每日点击时间间隔</text:p>
          </table:table-cell>
          <table:table-cell table:style-name="ce5"/>
          <table:table-cell table:style-name="ce5" office:value-type="string" calcext:value-type="string">
            <text:p>ip</text:p>
          </table:table-cell>
          <table:table-cell table:style-name="ce5" office:value-type="string" calcext:value-type="string">
            <text:p>间隔xx小时</text:p>
          </table:table-cell>
          <table:table-cell table:style-name="ce5" table:number-columns-repeated="1019"/>
        </table:table-row>
        <table:table-row table:style-name="ro1">
          <table:covered-table-cell table:style-name="ce4"/>
          <table:table-cell table:style-name="ce5" office:value-type="string" calcext:value-type="string">
            <text:p>敏感时间点击次数(0-6点)</text:p>
          </table:table-cell>
          <table:table-cell table:style-name="ce5"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8">
            <text:p>下载</text:p>
          </table:table-cell>
          <table:table-cell office:value-type="string" calcext:value-type="string">
            <text:p>下载app数量</text:p>
          </table:table-cell>
          <table:table-cell/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下载率</text:p>
          </table:table-cell>
          <table:table-cell/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渠道下载率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访问量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平均每小时被点击数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每小时最大被点击数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ip数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最常访问时间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4">
            <text:p>app</text:p>
          </table:table-cell>
          <table:table-cell office:value-type="string" calcext:value-type="string">
            <text:p>被下载次数</text:p>
          </table:table-cell>
          <table:table-cell/>
          <table:table-cell office:value-type="string" calcext:value-type="string">
            <text:p>app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下载率</text:p>
          </table:table-cell>
          <table:table-cell/>
          <table:table-cell office:value-type="string" calcext:value-type="string">
            <text:p>app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访问量</text:p>
          </table:table-cell>
          <table:table-cell/>
          <table:table-cell office:value-type="string" calcext:value-type="string">
            <text:p>app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最常访问app</text:p>
          </table:table-cell>
          <table:table-cell/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vice</text:p>
          </table:table-cell>
          <table:table-cell office:value-type="string" calcext:value-type="string">
            <text:p>设备数量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s种类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p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p</text:p>
          </table:table-cell>
          <table:table-cell office:value-type="string" calcext:value-type="string">
            <text:p>下载app个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 calcext:value-type="string">
            <text:p>访问渠道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点阵正黑" style:font-family-asian="文泉驿点阵正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00／00／00</text:date>, <text:time style:data-style-name="N2" text:time-value="09:29:03.766286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0:14:02.846814980</meta:creation-date>
    <dc:date>2018-03-27T16:38:00.429317384</dc:date>
    <meta:editing-duration>PT8H18M49S</meta:editing-duration>
    <meta:editing-cycles>11</meta:editing-cycles>
    <meta:generator>LibreOffice/4.3.7.2$Linux_X86_64 LibreOffice_project/430$Build-2</meta:generator>
    <meta:document-statistic meta:table-count="1" meta:cell-count="59" meta:object-count="0"/>
  </office:meta>
</office:document-meta>
</file>